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NAMICA</text:p>
      <text:p text:style-name="P2">Elenco del possibile funzionamento delle parti dinamiche:</text:p>
      <text:list xml:id="list6827034255520332963" text:style-name="L1">
        <text:list-item>
          <text:p text:style-name="P3">REGISTRAZIONE UTENTE: (richiesti: dati utente)</text:p>
          <text:list>
            <text:list-item>
              <text:p text:style-name="P3">Dopo avere inviato il form di registrazione, lo script di registrazione controlla se l'indirizzo e-mail è già presente nel database XML.</text:p>
            </text:list-item>
            <text:list-item>
              <text:p text:style-name="P3">Dopo avere verificato l'assenza dell'indirizzo e-mail, si procede alla verifica dei restanti dati (per esempio, la verifica della data di nascita, codice fiscale, ecc..</text:p>
              <text:list>
                <text:list-item>
                  <text:p text:style-name="P3">In caso di 1+errori:</text:p>
                  <text:list>
                    <text:list-item>
                      <text:p text:style-name="P3">ritorno alla stessa pagina (quindi niente header “location: ...”) e, per ogni casella errata, segnalo l'errore all'utente.</text:p>
                    </text:list-item>
                    <text:list-item>
                      <text:p text:style-name="P3">Nel caso cui l'errore sia dovuto all'e-mail già inserita, segnalarlo ed aggiungere un link al form di recupero password?</text:p>
                    </text:list-item>
                  </text:list>
                </text:list-item>
              </text:list>
            </text:list-item>
            <text:list-item>
              <text:p text:style-name="P3">Nel caso cui non vi siano errori nella validazione del form, si procede all'inserimento dei dati.</text:p>
            </text:list-item>
            <text:list-item>
              <text:p text:style-name="P3">SOLO dopo l'avvenuto inserimento, si esegue un “login” automatico (in pratica, si crea una sessione con il relativo cookie).</text:p>
            </text:list-item>
            <text:list-item>
              <text:p text:style-name="P3">Dopo avere creato la sessione, la pagina REINDIRIZZA alla home page (questa volta la H.P. Dinamica).</text:p>
            </text:list-item>
          </text:list>
        </text:list-item>
        <text:list-item>
          <text:p text:style-name="P3">PRENOTAZIONE:</text:p>
          <text:list>
            <text:list-item>
              <text:p text:style-name="P3">N.B.: la pagina di prenotazione È ACCESSIBILE SIA DALL'UTENTE REGISTRATO, CHE DALL'UTENTE NON REGISTRATO!</text:p>
              <text:list>
                <text:list-item>
                  <text:p text:style-name="P3">L'utente inserisce i dati nella casella di RICERCA</text:p>
                </text:list-item>
                <text:list-item>
                  <text:p text:style-name="P3">L'utente inserisce la data di partenza, il numero di passeggeri e, eventualmente, il FLAG per cercare anche un volo per il ritorno (!)</text:p>
                </text:list-item>
                <text:list-item>
                  <text:p text:style-name="P3">All'utente vengono presentate alcune opzioni di voli che possano trasportarlo in quella data e, ovviamente, possano contenere il numero di passeggeri richiesto.</text:p>
                  <text:p text:style-name="P3">(nella stessa pagina verrà inserita anche la media delle valutazioni degli utenti ed il prezzo TOTALE)</text:p>
                </text:list-item>
                <text:list-item>
                  <text:p text:style-name="P3">Alla selezione del volo desiderato, si apre una pagina richiedente i servizi aggiuntivi, il nome dei passeggeri e, verranno visualizzati anche i commenti specifici sul volo (stile Amazon)</text:p>
                </text:list-item>
                <text:list-item>
                  <text:p text:style-name="P3">Se l'utente ha già eseguito il login, allora potrà eseguire la prenotazione, in caso contrario, verrà inserito un link alla pagina di registrazione (nota personale: bisogna trovare un modo per mantenere i dati inseriti!).</text:p>
                </text:list-item>
                <text:list-item>
                  <text:p text:style-name="P3">Dopo avere prenotato il biglietto, si aprirà la pagina che permette la stampa del biglietto.</text:p>
                </text:list-item>
              </text:list>
            </text:list-item>
            <text:list-item>
              <text:p text:style-name="P3">GESTIONE PRENOTAZIONE:</text:p>
              <text:list>
                <text:list-item>
                  <text:p text:style-name="P3">La gestione consiste nell'annullamento della prenotazione (tramite rimozione del flag specifico; l'annullamento è IRREVERSIBILE), la modifica dei servizi aggiuntivi, la STAMPA del biglietto e L'INSERIMENTO di un commento (o la sua modifica e/o rimozione).</text:p>
                </text:list-item>
                <text:list-item>
                  <text:p text:style-name="P3">N.B: anche l'amministratore può gestire la prenotazione, ma sempre annullandola e moderando i commenti.</text:p>
                </text:list-item>
              </text:list>
            </text:list-item>
          </text:list>
          <text:p text:style-name="P3"><text:s/></text:p>
        </text:list-item>
      </text:list>
      <text:p text:style-name="P2"/>
      <text:p text:style-name="P2"/>
      <text:list xml:id="list879925692" text:continue-numbering="true" text:style-name="L1">
        <text:list-header>
          <text:p text:style-name="P3"/>
          <text:p text:style-name="P3"/>
          <text:p text:style-name="P3"/>
          <text:p text:style-name="P3"/>
          <text:p text:style-name="P3"/>
        </text:list-header>
        <text:list-item>
          <text:p text:style-name="P3"><text:soft-page-break/>COSA PUÒ FARE L'AMMINISTRATORE:</text:p>
          <text:list>
            <text:list-item>
              <text:p text:style-name="P3">Modificare tutta la sezione inerente al volo:</text:p>
              <text:list>
                <text:list-item>
                  <text:p text:style-name="P3">Località</text:p>
                </text:list-item>
                <text:list-item>
                  <text:p text:style-name="P3">Aereoporto</text:p>
                </text:list-item>
                <text:list-item>
                  <text:p text:style-name="P3">Volo</text:p>
                </text:list-item>
                <text:list-item>
                  <text:p text:style-name="P3">Aereo</text:p>
                </text:list-item>
                <text:list-item>
                  <text:p text:style-name="P3">Tipologia di Aereo</text:p>
                </text:list-item>
              </text:list>
            </text:list-item>
            <text:list-item>
              <text:p text:style-name="P3">Gestire gli utenti:</text:p>
              <text:list>
                <text:list-item>
                  <text:p text:style-name="P3">Attivazione/disattivazione profili (tramite flag)</text:p>
                </text:list-item>
                <text:list-item>
                  <text:p text:style-name="P3">Moderare i commenti</text:p>
                </text:list-item>
                <text:list-item>
                  <text:p text:style-name="P3">Gestire le FAQ</text:p>
                </text:list-item>
                <text:list-item>
                  <text:p text:style-name="P3">Gestire la tipologia di utenza (Admin o Normale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Pettenuzzo</meta:initial-creator>
    <meta:creation-date>2015-12-12T11:02:56</meta:creation-date>
    <meta:document-statistic meta:table-count="0" meta:image-count="0" meta:object-count="0" meta:page-count="2" meta:paragraph-count="36" meta:word-count="433" meta:character-count="2747"/>
    <dc:date>2015-12-12T11:31:35</dc:date>
    <dc:creator>Marco Pettenuzzo</dc:creator>
    <meta:editing-duration>PT13M9S</meta:editing-duration>
    <meta:editing-cycles>1</meta:editing-cycles>
    <meta:generator>OpenOffice/4.0.1$Unix OpenOffice.org_project/401m5$Build-9714</meta:generator>
  </office:meta>
</office:document-meta>
</file>